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monospace"/>
    <style:font-face style:name="Georgia" svg:font-family="Georgia, 'Times New Roman', serif"/>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388a6" style:font-name="Georgia"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variant="normal" fo:text-transform="none" fo:color="#f14e32" style:font-name="Courier" fo:font-size="10.5pt" fo:letter-spacing="normal" fo:font-style="normal" fo:font-weight="normal"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f14e32" style:font-name="Courier" fo:font-size="10.5pt" fo:letter-spacing="normal" fo:font-style="normal" style:text-underline-style="none" fo:font-weight="normal" style:font-size-asian="14pt" style:font-weight-asian="bold" style:font-size-complex="14pt" style:font-weight-complex="bold"/>
    </style:style>
    <style:style style:name="P11" style:family="paragraph" style:parent-style-name="Standard">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font-variant="normal" fo:text-transform="none" fo:color="#000000" style:font-name="Georgia" fo:font-size="12pt" fo:letter-spacing="normal" fo:language="zxx" fo:country="none" fo:font-style="normal" style:text-underline-style="none" fo:font-weight="bold" style:font-size-asian="14pt" style:language-asian="zxx" style:country-asian="none" style:font-weight-asian="bold" style:font-size-complex="14pt" style:language-complex="zxx" style:country-complex="none" style:font-weight-complex="bold"/>
    </style:style>
    <style:style style:name="P13" style:family="paragraph" style:parent-style-name="Text_20_body">
      <style:paragraph-properties fo:margin-left="0in" fo:margin-right="0in" fo:margin-top="0in" fo:margin-bottom="0.1146in" style:line-height-at-least="0.2291in" fo:orphans="2" fo:widows="2" fo:text-indent="0in" style:auto-text-indent="false" fo:padding="0in" fo:border="none"/>
      <style:text-properties fo:font-variant="normal" fo:text-transform="none" fo:color="#4e443c" style:font-name="Georgia" fo:font-size="10.5pt" fo:letter-spacing="normal" fo:font-style="normal" fo:font-weight="normal"/>
    </style:style>
    <style:style style:name="P14" style:family="paragraph" style:parent-style-name="Text_20_body">
      <style:paragraph-properties fo:margin-left="0in" fo:margin-right="0in" fo:margin-top="0in" fo:margin-bottom="0.1146in" style:line-height-at-least="0.2291in" fo:orphans="2" fo:widows="2" fo:text-indent="0in" style:auto-text-indent="false" fo:padding="0in" fo:border="none"/>
    </style:style>
    <style:style style:name="P15" style:family="paragraph" style:parent-style-name="Text_20_body">
      <style:paragraph-properties fo:margin-left="0in" fo:margin-right="0in" fo:margin-top="0in" fo:margin-bottom="0in" style:line-height-at-least="0.1874in" fo:orphans="2" fo:widows="2" fo:text-indent="0in" style:auto-text-indent="false" fo:padding="0in" fo:border="none"/>
    </style:style>
    <style:style style:name="P16" style:family="paragraph" style:parent-style-name="Text_20_body">
      <style:paragraph-properties fo:margin-left="0in" fo:margin-right="0in" fo:margin-top="0in" fo:margin-bottom="0in" style:line-height-at-least="0.2291in" fo:text-align="center" style:justify-single-word="false" fo:orphans="2" fo:widows="2" fo:text-indent="0in" style:auto-text-indent="false" fo:padding="0in" fo:border="none"/>
      <style:text-properties fo:font-variant="normal" fo:text-transform="none" fo:color="#4e443c" fo:letter-spacing="normal"/>
    </style:style>
    <style:style style:name="P17" style:family="paragraph" style:parent-style-name="Text_20_body">
      <style:paragraph-properties fo:margin-left="0in" fo:margin-right="0in" fo:margin-top="0in" fo:margin-bottom="0in" style:line-height-at-least="0.1874in" fo:orphans="2" fo:widows="2" fo:text-indent="0in" style:auto-text-indent="false" fo:padding="0.0193in" fo:border="0.0008in solid #efeee6"/>
    </style:style>
    <style:style style:name="P18" style:family="paragraph" style:parent-style-name="Preformatted_20_Text">
      <style:paragraph-properties fo:margin-left="0in" fo:margin-right="0in" fo:margin-top="0in" fo:margin-bottom="0in" style:line-height-at-least="0.1874in" fo:orphans="2" fo:widows="2" fo:text-indent="0in" style:auto-text-indent="false" fo:padding="0.0193in" fo:border="0.0008in solid #efeee6"/>
    </style:style>
    <style:style style:name="P19" style:family="paragraph" style:parent-style-name="Text_20_body">
      <style:paragraph-properties fo:margin-left="0in" fo:margin-right="0in" style:line-height-at-least="0.1874in" fo:orphans="2" fo:widows="2" fo:text-indent="0in" style:auto-text-indent="false"/>
    </style:style>
    <style:style style:name="P20" style:family="paragraph" style:parent-style-name="Text_20_body">
      <style:paragraph-properties fo:margin-left="0in" fo:margin-right="0in" style:line-height-at-least="0.1874in" fo:orphans="2" fo:widows="2" fo:text-indent="0in" style:auto-text-indent="false"/>
      <style:text-properties fo:font-variant="normal" fo:text-transform="none" fo:color="#f14e32" style:font-name="Courier" fo:font-size="10.5pt" fo:letter-spacing="normal" fo:font-style="normal" fo:font-weight="normal"/>
    </style:style>
    <style:style style:name="P21" style:family="paragraph" style:parent-style-name="Text_20_body">
      <style:paragraph-properties fo:margin-left="0in" fo:margin-right="0in" style:line-height-at-least="0.2291in" fo:orphans="2" fo:widows="2" fo:text-indent="0in" style:auto-text-indent="false"/>
    </style:style>
    <style:style style:name="P22"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Text_20_body">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24" style:family="paragraph" style:parent-style-name="Preformatted_20_Text">
      <style:paragraph-properties fo:margin-top="0in" fo:margin-bottom="0in" style:line-height-at-least="0.1874in" fo:orphans="2" fo:widows="2" fo:padding="0.0193in" fo:border="0.0008in solid #efeee6"/>
    </style:style>
    <style:style style:name="P25" style:family="paragraph" style:parent-style-name="Text_20_body" style:list-style-name="L12"/>
    <style:style style:name="P26" style:family="paragraph" style:parent-style-name="Text_20_body" style:list-style-name="L12">
      <style:text-properties fo:color="#000000"/>
    </style:style>
    <style:style style:name="P27" style:family="paragraph" style:parent-style-name="Text_20_body">
      <style:paragraph-properties fo:margin-left="0in" fo:margin-right="0in" fo:margin-top="0in" fo:margin-bottom="0.1146in" style:line-height-at-least="0.2291in" fo:orphans="2" fo:widows="2" fo:text-indent="0in" style:auto-text-indent="false" fo:padding="0in" fo:border="none"/>
    </style:style>
    <style:style style:name="P28" style:family="paragraph" style:parent-style-name="Text_20_body" style:list-style-name="L6">
      <style:paragraph-properties fo:margin-left="0in" fo:margin-right="0in" fo:margin-top="0in" fo:margin-bottom="0.1146in" style:line-height-at-least="0.2291in" fo:orphans="2" fo:widows="2" fo:text-indent="0in" style:auto-text-indent="false" fo:padding="0in" fo:border="none"/>
    </style:style>
    <style:style style:name="P29" style:family="paragraph" style:parent-style-name="Text_20_body">
      <style:paragraph-properties fo:margin-left="0in" fo:margin-right="0in" fo:margin-top="0in" fo:margin-bottom="0.1146in" style:line-height-at-least="0.2291in" fo:orphans="2" fo:widows="2" fo:text-indent="0in" style:auto-text-indent="false" fo:padding="0in" fo:border="none"/>
      <style:text-properties fo:font-variant="normal" fo:text-transform="none" fo:color="#4e443c" style:font-name="Georgia" fo:font-size="10.5pt" fo:letter-spacing="normal" fo:font-style="normal" fo:font-weight="normal"/>
    </style:style>
    <style:style style:name="P30" style:family="paragraph" style:parent-style-name="Text_20_body">
      <style:paragraph-properties fo:margin-left="0in" fo:margin-right="0in" fo:margin-top="0in" fo:margin-bottom="0.1146in" style:line-height-at-least="0.2291in" fo:orphans="2" fo:widows="2" fo:text-indent="0in" style:auto-text-indent="false" fo:padding="0in" fo:border="none"/>
      <style:text-properties fo:font-variant="normal" fo:text-transform="none" fo:color="#000000" style:font-name="Georgia" fo:font-size="10.5pt" fo:letter-spacing="normal" fo:font-style="normal" fo:font-weight="normal"/>
    </style:style>
    <style:style style:name="P31" style:family="paragraph" style:parent-style-name="Text_20_body">
      <style:paragraph-properties fo:margin-left="0in" fo:margin-right="0in" fo:margin-top="0in" fo:margin-bottom="0.1146in" style:line-height-at-least="0.2291in" fo:orphans="2" fo:widows="2" fo:text-indent="0in" style:auto-text-indent="false" fo:padding="0in" fo:border="none"/>
      <style:text-properties fo:color="#4e443c" style:font-name="Georgia" fo:font-size="10.5pt"/>
    </style:style>
    <style:style style:name="P32" style:family="paragraph" style:parent-style-name="Text_20_body">
      <style:paragraph-properties fo:margin-left="0in" fo:margin-right="0in" style:line-height-at-least="0.1874in" fo:orphans="2" fo:widows="2" fo:text-indent="0in" style:auto-text-indent="false"/>
      <style:text-properties fo:font-variant="normal" fo:text-transform="none" fo:color="#f14e32" style:font-name="Courier" fo:font-size="10.5pt" fo:letter-spacing="normal" fo:font-style="normal" fo:font-weight="normal"/>
    </style:style>
    <style:style style:name="P33" style:family="paragraph" style:parent-style-name="Text_20_body">
      <style:paragraph-properties fo:margin-left="0in" fo:margin-right="0in" style:line-height-at-least="0.2291in" fo:orphans="2" fo:widows="2" fo:text-indent="0in" style:auto-text-indent="false"/>
      <style:text-properties fo:font-variant="normal" fo:text-transform="none" fo:color="#4e443c" style:font-name="Georgia" fo:font-size="10.5pt" fo:letter-spacing="normal" fo:font-style="normal" fo:font-weight="normal"/>
    </style:style>
    <style:style style:name="P34" style:family="paragraph" style:parent-style-name="Text_20_body">
      <style:paragraph-properties fo:margin-left="0in" fo:margin-right="0in" style:line-height-at-least="0.2291in" fo:orphans="2" fo:widows="2" fo:text-indent="0in" style:auto-text-indent="false"/>
      <style:text-properties fo:font-variant="normal" fo:text-transform="none" fo:color="#000000" style:font-name="Georgia" fo:font-size="10.5pt" fo:letter-spacing="normal" fo:font-style="normal" fo:font-weight="normal"/>
    </style:style>
    <style:style style:name="P35" style:family="paragraph" style:parent-style-name="Text_20_body">
      <style:paragraph-properties fo:margin-left="0in" fo:margin-right="0in" style:line-height-at-least="0.1874in" fo:text-align="center" style:justify-single-word="false" fo:orphans="2" fo:widows="2" fo:text-indent="0in" style:auto-text-indent="false"/>
    </style:style>
    <style:style style:name="P36" style:family="paragraph" style:parent-style-name="Text_20_body">
      <style:paragraph-properties fo:margin-left="0in" fo:margin-right="0in" style:line-height-at-least="0.1874in" fo:orphans="2" fo:widows="2" fo:text-indent="0in" style:auto-text-indent="false"/>
    </style:style>
    <style:style style:name="P37" style:family="paragraph" style:parent-style-name="Text_20_body">
      <style:paragraph-properties fo:margin-left="0in" fo:margin-right="0in" style:line-height-at-least="0.2291in" fo:text-align="center" style:justify-single-word="false" fo:orphans="2" fo:widows="2" fo:text-indent="0in" style:auto-text-indent="false"/>
      <style:text-properties fo:color="#000000" style:font-name="Times New Roman" fo:font-size="14pt" style:font-size-asian="14pt" style:font-size-complex="14pt"/>
    </style:style>
    <style:style style:name="P38" style:family="paragraph" style:parent-style-name="Text_20_body" style:list-style-name="L11">
      <style:paragraph-properties fo:margin-left="0in" fo:margin-right="0in" fo:margin-top="0in" fo:margin-bottom="0in" style:line-height-at-least="0.2291in" fo:orphans="2" fo:widows="2" fo:text-indent="0in" style:auto-text-indent="false" fo:padding="0in" fo:border="none"/>
      <style:text-properties fo:font-variant="normal" fo:text-transform="none" fo:color="#000000" style:font-name="Georgia" fo:font-size="10.5pt" fo:letter-spacing="normal" fo:font-style="normal" fo:font-weight="normal"/>
    </style:style>
    <style:style style:name="P39" style:family="paragraph" style:parent-style-name="Standard" style:list-style-name="L1">
      <style:paragraph-properties fo:text-align="start" style:justify-single-word="false"/>
    </style:style>
    <style:style style:name="P40" style:family="paragraph" style:parent-style-name="Standard" style:list-style-name="L8">
      <style:paragraph-properties fo:text-align="start" style:justify-single-word="false"/>
    </style:style>
    <style:style style:name="P41" style:family="paragraph" style:parent-style-name="Standard" style:list-style-name="L9">
      <style:paragraph-properties fo:text-align="start" style:justify-single-word="false"/>
    </style:style>
    <style:style style:name="P42" style:family="paragraph" style:parent-style-name="Standard" style:list-style-name="L10">
      <style:paragraph-properties fo:text-align="start" style:justify-single-word="false"/>
    </style:style>
    <style:style style:name="P43" style:family="paragraph" style:parent-style-name="Standard" style:list-style-name="L1">
      <style:paragraph-properties fo:text-align="start" style:justify-single-word="false"/>
      <style:text-properties fo:font-variant="normal" fo:text-transform="none" fo:color="#f14e32" style:font-name="Courier" fo:font-size="10.5pt" fo:letter-spacing="normal" fo:font-style="normal" style:text-underline-style="none" fo:font-weight="normal" style:font-size-asian="14pt" style:font-weight-asian="bold" style:font-size-complex="14pt" style:font-weight-complex="bold"/>
    </style:style>
    <style:style style:name="P44" style:family="paragraph" style:parent-style-name="Standard" style:list-style-name="L8">
      <style:paragraph-properties fo:text-align="start" style:justify-single-word="false"/>
      <style:text-properties fo:font-variant="normal" fo:text-transform="none" fo:color="#f14e32" style:font-name="Courier" fo:font-size="10.5pt" fo:letter-spacing="normal" fo:font-style="normal" fo:font-weight="normal"/>
    </style:style>
    <style:style style:name="P45" style:family="paragraph" style:parent-style-name="Standard">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46" style:family="paragraph" style:parent-style-name="Standard" style:list-style-name="L2">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47" style:family="paragraph" style:parent-style-name="Standard" style:list-style-name="L3">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list-style-name="L4">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49" style:family="paragraph" style:parent-style-name="Standard" style:list-style-name="L5">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P50" style:family="paragraph" style:parent-style-name="Standard">
      <style:paragraph-properties fo:text-align="start" style:justify-single-word="false"/>
      <style:text-properties fo:font-variant="normal" fo:text-transform="none" fo:color="#0388a6" style:font-name="Georgia"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variant="normal" fo:text-transform="none" fo:color="#0388a6" style:font-name="Georgia" fo:font-size="14pt" fo:letter-spacing="normal" fo:font-style="normal" fo:font-weight="bold"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variant="normal" fo:text-transform="none" fo:color="#0388a6" style:font-name="Georgia" fo:font-size="12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Standard">
      <style:paragraph-properties fo:text-align="start" style:justify-single-word="false"/>
      <style:text-properties fo:font-variant="normal" fo:text-transform="none" fo:color="#000000" style:font-name="Georgia" fo:letter-spacing="normal" fo:font-style="normal"/>
    </style:style>
    <style:style style:name="P54" style:family="paragraph" style:parent-style-name="Standard" style:list-style-name="L5"/>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Standard">
      <style:paragraph-properties fo:text-align="center" style:justify-single-word="false"/>
      <style:text-properties fo:color="#000000" style:font-name="Times New Roman" style:text-underline-style="none"/>
    </style:style>
    <style:style style:name="P5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60" style:family="paragraph" style:parent-style-name="Heading_20_3">
      <style:paragraph-properties fo:text-align="center" style:justify-single-word="false"/>
    </style:style>
    <style:style style:name="P61" style:family="paragraph" style:parent-style-name="Heading_20_3">
      <style:paragraph-properties fo:margin-left="0in" fo:margin-right="0in" style:line-height-at-least="0.2291in" fo:text-align="center" style:justify-single-word="false" fo:orphans="2" fo:widows="2" fo:text-indent="0in" style:auto-text-indent="false"/>
    </style:style>
    <style:style style:name="P62" style:family="paragraph" style:parent-style-name="Heading_20_3">
      <style:paragraph-properties fo:margin-left="0in" fo:margin-right="0in" fo:margin-top="0in" fo:margin-bottom="0.1146in" style:line-height-at-least="0.2291in" fo:text-align="center" style:justify-single-word="false" fo:orphans="2" fo:widows="2" fo:text-indent="0in" style:auto-text-indent="false" fo:padding="0in" fo:border="none" fo:keep-with-next="always"/>
      <style:text-properties fo:font-variant="normal" fo:text-transform="none" fo:color="#000000" style:font-name="Georgia" fo:font-size="12pt" fo:letter-spacing="normal" fo:language="zxx" fo:country="none" fo:font-style="normal" style:text-underline-style="none" style:language-asian="zxx" style:country-asian="none" style:language-complex="zxx" style:country-complex="none"/>
    </style:style>
    <style:style style:name="P63" style:family="paragraph" style:parent-style-name="Heading_20_3">
      <style:paragraph-properties fo:margin-left="0in" fo:margin-right="0in" fo:margin-top="0in" fo:margin-bottom="0.1146in" style:line-height-at-least="0.2291in" fo:text-align="center" style:justify-single-word="false" fo:orphans="2" fo:widows="2" fo:text-indent="0in" style:auto-text-indent="false" fo:padding="0in" fo:border="none" fo:keep-with-next="always"/>
      <style:text-properties fo:font-variant="normal" fo:text-transform="none" fo:color="#000000" style:font-name="Georgia" fo:font-size="12pt" fo:letter-spacing="normal" fo:language="zxx" fo:country="none" fo:font-style="normal" style:text-underline-style="none" fo:font-weight="bold" style:font-size-asian="14pt" style:language-asian="zxx" style:country-asian="none" style:font-weight-asian="bold" style:font-size-complex="14pt" style:language-complex="zxx" style:country-complex="none" style:font-weight-complex="bold"/>
    </style:style>
    <style:style style:name="P64" style:family="paragraph" style:parent-style-name="Heading_20_3">
      <style:paragraph-properties fo:margin-left="0in" fo:margin-right="0in" fo:margin-top="0in" fo:margin-bottom="0.1146in" style:line-height-at-least="0.2291in" fo:text-align="center" style:justify-single-word="false" fo:orphans="2" fo:widows="2" fo:text-indent="0in" style:auto-text-indent="false" fo:padding="0in" fo:border="none" fo:keep-with-next="always"/>
    </style:style>
    <style:style style:name="P65" style:family="paragraph" style:parent-style-name="Heading_20_3">
      <style:paragraph-properties fo:margin-left="0in" fo:margin-right="0in" fo:margin-top="0in" fo:margin-bottom="0.1146in" style:line-height-at-least="0.2291in" fo:text-align="center" style:justify-single-word="false" fo:orphans="2" fo:widows="2" fo:text-indent="0in" style:auto-text-indent="false" fo:padding="0in" fo:border="none"/>
      <style:text-properties fo:font-variant="normal" fo:text-transform="none" fo:color="#4e443c" style:font-name="Georgia" fo:font-size="10.5pt" fo:letter-spacing="normal" fo:font-style="normal" fo:font-weight="normal"/>
    </style:style>
    <style:style style:name="P66" style:family="paragraph" style:parent-style-name="Preformatted_20_Text" style:list-style-name="L7">
      <style:paragraph-properties fo:margin-top="0in" fo:margin-bottom="0in" style:line-height-at-least="0.1874in" fo:orphans="2" fo:widows="2" fo:padding="0.0193in" fo:border="0.0008in solid #efeee6"/>
    </style:style>
    <style:style style:name="P67" style:family="paragraph" style:parent-style-name="Heading_20_1">
      <style:text-properties fo:font-size="16pt" fo:font-weight="bold" style:font-size-asian="16pt" style:font-weight-asian="bold" style:font-size-complex="16pt" style:font-weight-complex="bold"/>
    </style:style>
    <style:style style:name="P68" style:family="paragraph" style:parent-style-name="Text_20_body_20_indent">
      <style:text-properties fo:font-variant="normal" fo:text-transform="none" fo:color="#f14e32" style:font-name="Courier" fo:font-size="10.5pt" fo:letter-spacing="normal" fo:font-style="normal" fo:font-weight="normal"/>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variant="normal" fo:text-transform="none" fo:color="#4e443c" style:font-name="Georgia" fo:font-size="10.5pt" fo:letter-spacing="normal" fo:font-style="normal" fo:font-weight="normal"/>
    </style:style>
    <style:style style:name="T2" style:family="text">
      <style:text-properties fo:font-variant="normal" fo:text-transform="none" fo:color="#4e443c" style:font-name="Georgia" fo:font-size="10.5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fo:color="#4e443c" style:font-name="Georgia"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4e443c" style:font-name="Georgia" fo:font-size="10.5pt" fo:letter-spacing="normal" fo:font-style="italic" fo:font-weight="normal"/>
    </style:style>
    <style:style style:name="T5" style:family="text">
      <style:text-properties fo:font-variant="normal" fo:text-transform="none" fo:color="#4e443c" fo:letter-spacing="normal"/>
    </style:style>
    <style:style style:name="T6" style:family="text">
      <style:text-properties fo:font-variant="normal" fo:text-transform="none" fo:color="#4e443c" fo:font-size="10.5pt" fo:letter-spacing="normal" fo:font-style="normal" fo:font-weight="normal"/>
    </style:style>
    <style:style style:name="T7" style:family="text">
      <style:text-properties fo:font-variant="normal" fo:text-transform="none" fo:color="#4e443c"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T8" style:family="text">
      <style:text-properties fo:font-variant="normal" fo:text-transform="none" fo:color="#0388a6" style:font-name="Georgia"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variant="normal" fo:text-transform="none" fo:color="#0388a6" style:font-name="Georgia" fo:font-size="14pt" fo:letter-spacing="normal" fo:font-style="normal" fo:font-weight="bold" style:font-size-asian="14pt" style:font-weight-asian="bold" style:font-size-complex="14pt" style:font-weight-complex="bold"/>
    </style:style>
    <style:style style:name="T10" style:family="text">
      <style:text-properties fo:font-variant="normal" fo:text-transform="none" fo:color="#0388a6" style:font-name="Georgia" fo:letter-spacing="normal" fo:font-style="normal"/>
    </style:style>
    <style:style style:name="T11" style:family="text">
      <style:text-properties fo:font-variant="normal" fo:text-transform="none" fo:color="#000000" style:font-name="Georgia" fo:font-size="14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000000" style:font-name="Georgia" fo:font-size="10.5pt" fo:letter-spacing="normal" fo:font-style="normal" fo:font-weight="normal"/>
    </style:style>
    <style:style style:name="T13" style:family="text">
      <style:text-properties fo:font-variant="normal" fo:text-transform="none" fo:color="#000000" style:font-name="Georgia" fo:font-size="10.5pt" fo:letter-spacing="normal" fo:font-style="normal" fo:font-weight="normal" style:font-size-asian="14pt" style:font-weight-asian="bold" style:font-size-complex="14pt" style:font-weight-complex="bold"/>
    </style:style>
    <style:style style:name="T14" style:family="text">
      <style:text-properties fo:font-variant="normal" fo:text-transform="none" fo:color="#000000" style:font-name="Georgia" fo:font-size="10.5pt" fo:letter-spacing="normal" fo:font-style="normal" fo:font-weight="normal" style:font-weight-asian="normal" style:font-weight-complex="normal"/>
    </style:style>
    <style:style style:name="T15" style:family="text">
      <style:text-properties fo:font-variant="normal" fo:text-transform="none" fo:color="#000000" style:font-name="Georgia"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T16" style:family="text">
      <style:text-properties fo:font-variant="normal" fo:text-transform="none" fo:color="#000000" style:font-name="Georgia" fo:font-size="10.5pt" fo:letter-spacing="normal" fo:language="zxx" fo:country="none" fo:font-style="italic" style:text-underline-style="none" fo:font-weight="normal" style:font-size-asian="14pt" style:language-asian="zxx" style:country-asian="none" style:font-weight-asian="bold" style:font-size-complex="14pt" style:language-complex="zxx" style:country-complex="none" style:font-weight-complex="bold"/>
    </style:style>
    <style:style style:name="T17" style:family="text">
      <style:text-properties fo:font-variant="normal" fo:text-transform="none" fo:color="#000000" style:font-name="Georgia" fo:font-size="10.5pt" fo:letter-spacing="normal" fo:font-style="italic" fo:font-weight="normal" style:font-weight-asian="normal" style:font-weight-complex="normal"/>
    </style:style>
    <style:style style:name="T18" style:family="text">
      <style:text-properties fo:font-variant="normal" fo:text-transform="none" fo:color="#000000" style:font-name="Georgia" fo:font-size="12pt" fo:letter-spacing="normal" fo:language="zxx" fo:country="none" fo:font-style="normal" style:text-underline-style="none" fo:font-weight="bold" style:font-size-asian="14pt" style:language-asian="zxx" style:country-asian="none" style:font-weight-asian="bold" style:font-size-complex="14pt" style:language-complex="zxx" style:country-complex="none" style:font-weight-complex="bold"/>
    </style:style>
    <style:style style:name="T19" style:family="text">
      <style:text-properties fo:font-variant="normal" fo:text-transform="none" fo:color="#000000" style:font-name="Georgia" fo:letter-spacing="normal" fo:font-style="normal"/>
    </style:style>
    <style:style style:name="T20"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000000" style:font-name="Times New Roman" fo:font-size="14pt" fo:letter-spacing="normal" fo:language="zxx" fo:country="none" fo:font-style="normal" style:text-underline-style="none" fo:font-weight="bold" style:font-size-asian="14pt" style:language-asian="zxx" style:country-asian="none" style:font-weight-asian="bold" style:font-size-complex="14pt" style:language-complex="zxx" style:country-complex="none" style:font-weight-complex="bold"/>
    </style:style>
    <style:style style:name="T22" style:family="text">
      <style:text-properties fo:font-variant="normal" fo:text-transform="none" fo:color="#000000" style:font-name="Times New Roman" fo:font-size="14pt" fo:letter-spacing="normal" fo:language="zxx" fo:country="none" fo:font-style="normal" style:text-underline-style="none" fo:font-weight="bold" style:font-size-asian="14pt" style:language-asian="zxx" style:country-asian="none" style:font-size-complex="14pt" style:language-complex="zxx" style:country-complex="none"/>
    </style:style>
    <style:style style:name="T23" style:family="text">
      <style:text-properties fo:font-variant="normal" fo:text-transform="none" fo:color="#000000" style:font-name="Times New Roman" fo:font-size="14pt" fo:letter-spacing="normal" fo:font-style="normal" style:text-underline-style="none" fo:font-weight="bold" style:font-size-asian="14pt" style:font-size-complex="14pt"/>
    </style:style>
    <style:style style:name="T24" style:family="text">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T25" style:family="text">
      <style:text-properties fo:font-variant="normal" fo:text-transform="none" fo:color="#000000" style:font-name="Times New Roman" fo:font-size="10.5pt" fo:letter-spacing="normal" fo:font-style="normal" fo:font-weight="normal"/>
    </style:style>
    <style:style style:name="T26"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27" style:family="text">
      <style:text-properties fo:font-variant="normal" fo:text-transform="none" fo:color="#000000" fo:font-size="12pt" fo:letter-spacing="normal" fo:font-style="normal" fo:font-weight="normal" style:font-size-asian="12pt" style:font-size-complex="12pt"/>
    </style:style>
    <style:style style:name="T28" style:family="text">
      <style:text-properties fo:font-variant="normal" fo:text-transform="none" fo:color="#000000" style:font-name="Courier" fo:font-size="10.5pt" fo:letter-spacing="normal" fo:language="zxx" fo:country="none" fo:font-style="normal" style:text-underline-style="none" fo:font-weight="normal" fo:background-color="#ffffff" style:font-size-asian="14pt" style:language-asian="zxx" style:country-asian="none" style:font-weight-asian="bold" style:font-size-complex="14pt" style:language-complex="zxx" style:country-complex="none" style:font-weight-complex="bold"/>
    </style:style>
    <style:style style:name="T29" style:family="text">
      <style:text-properties fo:font-variant="normal" fo:text-transform="none" fo:color="#000000"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T30" style:family="text">
      <style:text-properties fo:font-variant="normal" fo:text-transform="none" fo:color="#f14e32" style:font-name="Courier" fo:font-size="10.5pt" fo:letter-spacing="normal" fo:font-style="normal" fo:font-weight="normal"/>
    </style:style>
    <style:style style:name="T31" style:family="text">
      <style:text-properties fo:font-variant="normal" fo:text-transform="none" fo:color="#f14e32" style:font-name="Courier" fo:font-size="10.5pt" fo:letter-spacing="normal" fo:font-style="normal" fo:font-weight="normal" fo:background-color="#ffffff"/>
    </style:style>
    <style:style style:name="T32" style:family="text">
      <style:text-properties fo:font-variant="normal" fo:text-transform="none" fo:color="#f14e32" style:font-name="Courier" fo:font-size="10.5pt" fo:letter-spacing="normal" fo:font-style="normal" style:text-underline-style="none" fo:font-weight="normal" style:font-size-asian="14pt" style:font-weight-asian="bold" style:font-size-complex="14pt" style:font-weight-complex="bold"/>
    </style:style>
    <style:style style:name="T33" style:family="text">
      <style:text-properties fo:font-variant="normal" fo:text-transform="none" fo:color="#f14e32" style:font-name="Courier" fo:font-size="10.5pt" fo:letter-spacing="normal" fo:font-style="normal" style:text-underline-style="none" fo:font-weight="normal" style:font-size-asian="12pt" style:font-weight-asian="normal" style:font-size-complex="12pt" style:font-weight-complex="normal"/>
    </style:style>
    <style:style style:name="T34" style:family="text">
      <style:text-properties fo:font-variant="normal" fo:text-transform="none" fo:color="#f14e32" style:font-name="Courier" fo:font-size="10.5pt" fo:letter-spacing="normal" fo:language="zxx" fo:country="none" fo:font-style="normal" style:text-underline-style="none" fo:font-weight="normal" style:font-size-asian="14pt" style:language-asian="zxx" style:country-asian="none" style:font-weight-asian="bold" style:font-size-complex="14pt" style:language-complex="zxx" style:country-complex="none" style:font-weight-complex="bold"/>
    </style:style>
    <style:style style:name="T35" style:family="text">
      <style:text-properties fo:font-variant="normal" fo:text-transform="none" fo:color="#f14e32" style:font-name="Courier" fo:font-size="10.5pt" fo:letter-spacing="normal" fo:language="zxx" fo:country="none" fo:font-style="normal" style:text-underline-style="none" fo:font-weight="normal" fo:background-color="#ffffff" style:font-size-asian="14pt" style:language-asian="zxx" style:country-asian="none" style:font-weight-asian="bold" style:font-size-complex="14pt" style:language-complex="zxx" style:country-complex="none" style:font-weight-complex="bold"/>
    </style:style>
    <style:style style:name="T36" style:family="text">
      <style:text-properties fo:font-variant="normal" fo:text-transform="none" fo:color="#f14e32" style:font-name="Courier" fo:font-size="10.5pt" fo:letter-spacing="normal" fo:font-style="italic" style:text-underline-style="solid" style:text-underline-width="auto" style:text-underline-color="font-color" fo:font-weight="normal" style:font-style-asian="italic" style:font-style-complex="italic"/>
    </style:style>
    <style:style style:name="T37"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38" style:family="text">
      <style:text-properties fo:font-variant="normal" fo:text-transform="none" fo:letter-spacing="normal" fo:font-style="normal" style:text-underline-style="none" fo:font-weight="bold"/>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color="#ff0000" style:font-name="Times New Roman"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style:font-name="Times New Roman" fo:font-size="12pt" fo:letter-spacing="normal" fo:font-style="normal" style:text-underline-style="none" fo:font-weight="normal" style:font-size-asian="12pt" style:font-weight-asian="normal" style:font-size-complex="12pt" style:font-weight-complex="normal"/>
    </style:style>
    <style:style style:name="T42" style:family="text">
      <style:text-properties fo:font-variant="normal" fo:text-transform="none" style:font-name="Times New Roman" fo:letter-spacing="normal" fo:font-style="normal" style:text-underline-style="none"/>
    </style:style>
    <style:style style:name="T43" style:family="text">
      <style:text-properties fo:font-size="14pt" fo:font-weight="bold" style:font-size-asian="14pt" style:font-weight-asian="bold" style:font-size-complex="14pt" style:font-weight-complex="bold"/>
    </style:style>
    <style:style style:name="T44" style:family="text">
      <style:text-properties fo:color="#000000"/>
    </style:style>
    <style:style style:name="T45" style:family="text">
      <style:text-properties fo:color="#000000" fo:font-size="12pt" style:text-underline-style="none" fo:font-weight="bold"/>
    </style:style>
    <style:style style:name="T46" style:family="text">
      <style:text-properties fo:color="#000000" fo:font-size="12pt" style:font-size-asian="12pt" style:font-size-complex="12pt"/>
    </style:style>
    <style:style style:name="T47" style:family="text">
      <style:text-properties fo:color="#000000" style:font-name="Times New Roman"/>
    </style:style>
    <style:style style:name="T48" style:family="text">
      <style:text-properties fo:color="#000000" style:font-name="Times New Roman" fo:font-size="14pt" style:text-underline-style="none" fo:font-weight="bold" style:font-size-asian="14pt" style:font-weight-asian="bold" style:font-size-complex="14pt" style:font-weight-complex="bold"/>
    </style:style>
    <style:style style:name="T49"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GIT</text:p>
      <text:p text:style-name="P2">-pres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Heading_20_3">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69">Different from Svn<text:tab/>2</text:p>
          <text:p text:style-name="P69">How Git think of data (Snapshots, not differences)<text:tab/>3</text:p>
          <text:p text:style-name="P69">The three States of file in Git<text:tab/>4</text:p>
          <text:p text:style-name="P69">General settings<text:tab/>5</text:p>
          <text:p text:style-name="P70">Set name and mail<text:tab/>5</text:p>
          <text:p text:style-name="P70"><text:s text:c="5"/>Checking settings<text:tab/>5</text:p>
          <text:p text:style-name="P69">Getting a Git Repository<text:tab/>5</text:p>
          <text:p text:style-name="P70">Commit and commit log<text:tab/>5</text:p>
          <text:p text:style-name="P70">Initializing a Repository in an Existing Directory<text:tab/>5</text:p>
          <text:p text:style-name="P70">Cloning an Existing Repository (not checkout!)<text:tab/>5</text:p>
          <text:p text:style-name="P70">Unstaging a Staged File (with gui this step is integrated with commit)<text:tab/>5</text:p>
          <text:p text:style-name="P70">Unmodifying a Modified File (revert <text:s/>SVN)<text:tab/>5</text:p>
          <text:p text:style-name="P70">Removing Files (deleted from <text:s/>working copy or deleted by git command)<text:tab/>5</text:p>
          <text:p text:style-name="P69">Showing Your Remotes (why more than one remote?) <text:tab/>5</text:p>
          <text:p text:style-name="P69">Pushing to Your Remotes<text:tab/>6</text:p>
          <text:p text:style-name="P69">Removing and Renaming Remotes<text:tab/>6</text:p>
          <text:p text:style-name="P69">Git branching<text:tab/>6</text:p>
          <text:p text:style-name="P70">Why branching? <text:tab/>7</text:p>
          <text:p text:style-name="P69">Basic Merging<text:tab/>7</text:p>
          <text:p text:style-name="P70">Fast forward <text:tab/>7</text:p>
          <text:p text:style-name="P70">Recursive merging <text:tab/>8</text:p>
          <text:p text:style-name="P70">Delete branch<text:tab/>8</text:p>
          <text:p text:style-name="P70">Listing of your current branches <text:tab/>8</text:p>
          <text:p text:style-name="P70">Remote branches<text:tab/>9</text:p>
          <text:p text:style-name="P69">Pushing<text:tab/>9</text:p>
          <text:p text:style-name="P69">Tracking Branches<text:tab/>9</text:p>
          <text:p text:style-name="P69">Centralized Workflow<text:tab/>10</text:p>
          <text:p text:style-name="P69">Integration-Manager Workflow (Maybe good architecture for Gips team)<text:line-break/>...need further testing<text:tab/>11</text:p>
          <text:p text:style-name="P69">Example for Centralized Workflow<text:tab/>11</text:p>
          <text:p text:style-name="P69">Conclusion<text:tab/>12</text:p>
        </text:index-body>
      </text:table-of-content>
      <text:p text:style-name="P2"/>
      <text:p text:style-name="P2"/>
      <text:p text:style-name="P2"/>
      <text:p text:style-name="P3"/>
      <text:h text:style-name="Heading_20_1" text:outline-level="1"/>
      <text:p text:style-name="Text_20_body"/>
      <text:h text:style-name="Heading_20_1" text:outline-level="1">D<text:span text:style-name="T43">ifferent </text:span><text:span text:style-name="T21">from</text:span><text:span text:style-name="T48"> </text:span><text:span text:style-name="T21">Svn</text:span></text:h>
      <text:p text:style-name="P3"/>
      <text:p text:style-name="Text_20_body"><text:span text:style-name="T5"> <text:tab/></text:span><text:span text:style-name="T25">If that server goes down for an hour, then during that hour nobody can collaborate at all or save versioned changes to anything they’re working on. If the hard disk the central database is on becomes corrupted, and proper backups haven’t been kept, you lose absolutely everything—the entire history of the project except whatever single snapshots people happen to have on their local machines. Local VCS systems suffer from this same problem—</text:span><text:soft-page-break/><text:span text:style-name="T25">whenever you have the entire history of the project in a single place, you risk losing everything.</text:span><text:span text:style-name="T47"> </text:span></text:p>
      <text:p text:style-name="Text_20_body"><text:tab/>Distributed version control system work different.</text:p>
      <text:p text:style-name="P3"/>
      <text:p text:style-name="P6"><text:span text:style-name="T43"><draw:frame draw:style-name="fr1" draw:name="graphics1" text:anchor-type="as-char" svg:width="3.0327in" svg:height="2.7681in" draw:z-index="0"><draw:image xlink:href="http://git-scm.com/figures/18333fig0103-tn.png" xlink:type="simple" xlink:show="embed" xlink:actuate="onLoad"/></draw:frame></text:span><text:span text:style-name="T43"> <text:s text:c="9"/></text:span><text:span text:style-name="T24"><draw:frame draw:style-name="fr1" draw:name="graphics11" text:anchor-type="as-char" svg:width="2.3465in" svg:height="2.3646in" draw:z-index="10"><draw:image xlink:href="http://git-scm.com/figures/18333fig0102-tn.png" xlink:type="simple" xlink:show="embed" xlink:actuate="onLoad"/></draw:frame></text:span><text:span text:style-name="T24"> </text:span></text:p>
      <text:p text:style-name="P58"><text:span text:style-name="T37"/></text:p>
      <text:h text:style-name="Heading_20_1" text:outline-level="1"><text:span text:style-name="T37">How Git think of data (Snapshots, not differences)</text:span></text:h>
      <text:p text:style-name="P5"><text:span text:style-name="T20"><text:tab/>Svn</text:span><text:span text:style-name="T9"> </text:span><text:span text:style-name="T13">think of the information they keep as a set of files and the changes made to each file over time</text:span><text:span text:style-name="T11">.</text:span></text:p>
      <text:p text:style-name="P8"/>
      <text:p text:style-name="P6"><text:span text:style-name="T8"><draw:frame draw:style-name="fr1" draw:name="graphics2" text:anchor-type="as-char" svg:width="4.6055in" svg:height="2.2646in" draw:z-index="1"><draw:image xlink:href="http://git-scm.com/figures/18333fig0104-tn.png" xlink:type="simple" xlink:show="embed" xlink:actuate="onLoad"/></draw:frame></text:span><text:span text:style-name="T8"> </text:span></text:p>
      <text:p text:style-name="P3"/>
      <text:p text:style-name="P3"/>
      <text:p text:style-name="P7"><text:span text:style-name="T6"/></text:p>
      <text:p text:style-name="P7"><text:span text:style-name="T6"/></text:p>
      <text:p text:style-name="Text_20_body"><text:span text:style-name="T6"><text:tab/></text:span></text:p>
      <text:p text:style-name="Text_20_body"><text:span text:style-name="T6"><text:tab/></text:span><text:span text:style-name="T27">Git thinks of its data more like a set of snapshots of a mini filesystem. Every time you commit, or save the state of your project in Git, it basically takes a picture of what all your files look like at that moment and stores a reference to that snapshot.</text:span><text:span text:style-name="T46"> </text:span></text:p>
      <text:p text:style-name="P7"/>
      <text:p text:style-name="P2"><text:soft-page-break/><draw:frame draw:style-name="fr2" draw:name="graphics3" text:anchor-type="as-char" svg:width="5.2083in" svg:height="2.3126in" draw:z-index="2"><draw:image xlink:href="http://git-scm.com/figures/18333fig0105-tn.png" xlink:type="simple" xlink:show="embed" xlink:actuate="onLoad"/></draw:frame> </text:p>
      <text:p text:style-name="P2"/>
      <text:p text:style-name="P22"><text:span text:style-name="Source_20_Text"><text:span text:style-name="T31">24b9da6552252987aa493b52f8696cd6d3b00373</text:span></text:span></text:p>
      <text:p text:style-name="P30"><text:tab/>You will see these hash values all over the place in Git because it uses them so much. In fact, Git stores everything not by file name but in the Git database addressable by the hash value of its contents.</text:p>
      <text:p text:style-name="P52"/>
      <text:h text:style-name="Heading_20_1" text:outline-level="1">The three States of file in Git</text:h>
      <text:p text:style-name="P2"/>
      <text:p text:style-name="P3"><text:span text:style-name="T5"> <text:tab/></text:span><text:span text:style-name="T12">Git has three main states that your files can reside in: committed, modified, and staged. Committed means that the data is safely stored in your local database. Modified means that you have changed the file but have not committed it to your database yet. Staged means that you have marked a modified file in its current version to go into your next commit snapshot.</text:span><text:span text:style-name="T44"> </text:span></text:p>
      <text:p text:style-name="P3"/>
      <text:p text:style-name="P2"><draw:frame draw:style-name="fr2" draw:name="graphics4" text:anchor-type="as-char" svg:width="3.5402in" svg:height="2.5283in" draw:z-index="3"><draw:image xlink:href="http://git-scm.com/figures/18333fig0106-tn.png" xlink:type="simple" xlink:show="embed" xlink:actuate="onLoad"/></draw:frame> </text:p>
      <text:p text:style-name="P2"/>
      <text:p text:style-name="P2"/>
      <text:p text:style-name="P3"><text:span text:style-name="T1">On Windows systems, Git looks for the </text:span><text:span text:style-name="Source_20_Text"><text:span text:style-name="T31">.gitconfig</text:span></text:span><text:span text:style-name="T5"> </text:span><text:span text:style-name="T1">file in the </text:span><text:span text:style-name="Source_20_Text"><text:span text:style-name="T31">$HOME</text:span></text:span><text:span text:style-name="T5"> </text:span><text:span text:style-name="T1">directory (</text:span><text:span text:style-name="Source_20_Text"><text:span text:style-name="T31">C:\Documents and Settings\$USER</text:span></text:span><text:span text:style-name="T5"> </text:span><text:span text:style-name="T1">for most people</text:span> </text:p>
      <text:h text:style-name="Heading_20_1" text:outline-level="1"><text:soft-page-break/>General settings</text:h>
      <text:h text:style-name="P60" text:outline-level="3">Set name and mail</text:h>
      <text:p text:style-name="P3"/>
      <text:p text:style-name="P9">$ git config --global user.name "John Doe" </text:p>
      <text:p text:style-name="P3"><text:span text:style-name="T30">$ git config --global user.email johndoe@example.com</text:span> </text:p>
      <text:p text:style-name="P3"/>
      <text:h text:style-name="Heading_20_3" text:outline-level="3"><text:tab/><text:tab/><text:tab/><text:tab/><text:tab/>Checking settings</text:h>
      <text:p text:style-name="P3"><text:span text:style-name="T30">git config --list</text:span> </text:p>
      <text:p text:style-name="P3"/>
      <text:p text:style-name="P3"/>
      <text:p text:style-name="P3"/>
      <text:h text:style-name="Heading_20_1" text:outline-level="1">Getting a Git Repository</text:h>
      <text:p text:style-name="P13"><text:tab/><text:span text:style-name="T44">You can get a Git project using two main approaches. The first takes an existing project or directory and imports it into Git. The second clones an existing Git repository from another server.</text:span></text:p>
      <text:h text:style-name="P62" text:outline-level="3">Commit and commit log</text:h>
      <text:list xml:id="list30321922" text:style-name="L1">
        <text:list-item>
          <text:list>
            <text:list-item>
              <text:p text:style-name="P39"><text:span text:style-name="T32">git commit -m 'message' </text:span><text:s/>or without staging <text:s/><text:span text:style-name="T32">git commit -a -m 'message' </text:span></text:p>
            </text:list-item>
            <text:list-item>
              <text:p text:style-name="P43">git log -stat</text:p>
            </text:list-item>
          </text:list>
        </text:list-item>
      </text:list>
      <text:h text:style-name="P65" text:outline-level="3"><text:bookmark text:name="Initializing-a-Repository-in-an-Existing-Directory"/><text:a xlink:type="simple" xlink:href="http://git-scm.com/book/en/Git-Basics-Getting-a-Git-Repository#Initializing-a-Repository-in-an-Existing-Directory"><text:span text:style-name="T45">Initializing a Repository in an Existing Directory</text:span></text:a></text:h>
      <text:list xml:id="list35536197" text:continue-numbering="true" text:style-name="L1">
        <text:list-item>
          <text:list>
            <text:list-item>
              <text:p text:style-name="P43">git init</text:p>
            </text:list-item>
          </text:list>
        </text:list-item>
      </text:list>
      <text:p text:style-name="P10"/>
      <text:h text:style-name="P64" text:outline-level="3"><text:bookmark text:name="Cloning-an-Existing-Repository"/><text:a xlink:type="simple" xlink:href="http://git-scm.com/book/en/Git-Basics-Getting-a-Git-Repository#Cloning-an-Existing-Repository"><text:span text:style-name="T18">C</text:span></text:a><text:a xlink:type="simple" xlink:href="http://git-scm.com/book/en/Git-Basics-Getting-a-Git-Repository#Cloning-an-Existing-Repository"><text:span text:style-name="T18">loning an Existing Repository</text:span></text:a><text:span text:style-name="T18"> (not checkout!)</text:span></text:h>
      <text:list xml:id="list30333678" text:style-name="L2">
        <text:list-item>
          <text:list>
            <text:list-item>
              <text:p text:style-name="P46">git clone git://github.com/schacon/grit.git</text:p>
              <text:p text:style-name="P46"/>
            </text:list-item>
          </text:list>
        </text:list-item>
      </text:list>
      <text:h text:style-name="P64" text:outline-level="3"><text:bookmark text:name="Unstaging-a-Staged-File"/><text:a xlink:type="simple" xlink:href="http://git-scm.com/book/en/Git-Basics-Undoing-Things#Unstaging-a-Staged-File"><text:span text:style-name="T18">Unstaging a Staged File</text:span></text:a><text:span text:style-name="T18"> (with gui this step is integrated with commit)</text:span></text:h>
      <text:list xml:id="list30325850" text:style-name="L3">
        <text:list-item>
          <text:list>
            <text:list-item>
              <text:p text:style-name="P47">git reset HEAD &lt;file&gt;</text:p>
            </text:list-item>
          </text:list>
        </text:list-item>
      </text:list>
      <text:p text:style-name="P12"/>
      <text:h text:style-name="P64" text:outline-level="3"><text:bookmark text:name="Unmodifying-a-Modified-File"/><text:a xlink:type="simple" xlink:href="http://git-scm.com/book/en/Git-Basics-Undoing-Things#Unmodifying-a-Modified-File"><text:span text:style-name="T18">Unmodifying a Modified File</text:span></text:a><text:span text:style-name="T18"> (revert <text:s/>SVN)</text:span></text:h>
      <text:p text:style-name="P12"/>
      <text:list xml:id="list30326844" text:style-name="L4">
        <text:list-item>
          <text:list>
            <text:list-item>
              <text:p text:style-name="P48">git checkout – benchmarks.rb</text:p>
            </text:list-item>
          </text:list>
        </text:list-item>
      </text:list>
      <text:p text:style-name="P12"/>
      <text:h text:style-name="P63" text:outline-level="3"><text:bookmark text:name="Removing-Files"/>Removing Files (deleted from <text:s/>working copy or deleted by git command)</text:h>
      <text:list xml:id="list30326555" text:style-name="L5">
        <text:list-item>
          <text:list>
            <text:list-item>
              <text:p text:style-name="P49">git rm grit.gemspec</text:p>
              <text:p text:style-name="P49"/>
            </text:list-item>
          </text:list>
        </text:list-item>
      </text:list>
      <text:h text:style-name="Heading_20_1" text:outline-level="1">Showing Your Remotes (why more than one remote?) </text:h>
      <text:list xml:id="list30333475" text:style-name="L6">
        <text:list-item>
          <text:list>
            <text:list-header>
              <text:p text:style-name="P28"><text:span text:style-name="T18"><text:s text:c="18"/>- </text:span><text:span text:style-name="T34">git remote -v</text:span></text:p>
            </text:list-header>
          </text:list>
        </text:list-item>
      </text:list>
      <text:p text:style-name="P14"><text:soft-page-break/><text:span text:style-name="T3"><text:tab/></text:span><text:span text:style-name="T15">If you’ve cloned your repository, you should at least see </text:span><text:span text:style-name="Emphasis"><text:span text:style-name="T16">origin</text:span></text:span><text:span text:style-name="T18"> — </text:span><text:span text:style-name="T15">that is the default name Git gives to the server you cloned from:</text:span></text:p>
      <text:p text:style-name="P14"><text:span text:style-name="T3"><text:tab/></text:span></text:p>
      <text:p text:style-name="P15"><text:span text:style-name="T14"><text:tab/>If you’ve cloned your repository, you should at least see </text:span><text:span text:style-name="Emphasis"><text:span text:style-name="T17">origin</text:span></text:span><text:span text:style-name="T14"> — that is the default name Git gives to the server you cloned from:</text:span></text:p>
      <text:list xml:id="list35528760" text:continue-list="list30326555" text:style-name="L5">
        <text:list-item>
          <text:list>
            <text:list-item>
              <text:p text:style-name="P54"><text:span text:style-name="Source_20_Text"><text:span text:style-name="T35">git remote add [shortname] [url]</text:span></text:span><text:span text:style-name="T3">:</text:span><text:span text:style-name="T34"> </text:span></text:p>
            </text:list-item>
          </text:list>
        </text:list-item>
      </text:list>
      <text:p text:style-name="P11"/>
      <text:p text:style-name="Standard"><text:span text:style-name="T7"><text:tab/> </text:span><text:span text:style-name="T15">It’s important to note that the </text:span><text:span text:style-name="Source_20_Text"><text:span text:style-name="T28">fetch</text:span></text:span><text:span text:style-name="T29"> </text:span><text:span text:style-name="T15">command pulls the data to your local repository — it doesn’t automatically merge it with any of your work or modify what you’re currently working on. You have to merge it manually into your work when you’re ready.</text:span><text:span text:style-name="T29"> </text:span></text:p>
      <text:list xml:id="list35513905" text:continue-numbering="true" text:style-name="L5">
        <text:list-item>
          <text:list>
            <text:list-item>
              <text:p text:style-name="P54"><text:span text:style-name="Source_20_Text"><text:span text:style-name="T35">git fetch [remote-name]</text:span></text:span><text:span text:style-name="T34"> </text:span></text:p>
            </text:list-item>
          </text:list>
        </text:list-item>
      </text:list>
      <text:p text:style-name="P11"><text:tab/></text:p>
      <text:p text:style-name="P11"><text:tab/></text:p>
      <text:h text:style-name="Heading_20_1" text:outline-level="1"><text:bookmark text:name="Pushing-to-Your-Remotes"/>Pushing to Your Remotes</text:h>
      <text:p text:style-name="P11"/>
      <text:p text:style-name="P11"/>
      <text:p text:style-name="Standard"><text:span text:style-name="T3"><text:tab/></text:span><text:span text:style-name="T15">This command works only if you cloned from a server to which you have write access and if nobody has pushed in the meantime. If you and someone else clone at the same time and they push upstream and then you push upstream, your push will rightly be rejected. You’ll have to pull down their work first and incorporate it into yours before you’ll be allowed to push. See </text:span><text:span text:style-name="Emphasis"><text:span text:style-name="T16">Chapter 3</text:span></text:span><text:span text:style-name="T18"> </text:span><text:span text:style-name="T15">for more detailed information on how to push to remote servers.</text:span><text:span text:style-name="T18"> </text:span></text:p>
      <text:p text:style-name="P12"/>
      <text:p text:style-name="P12"/>
      <text:h text:style-name="Heading_20_1" text:outline-level="1"><text:bookmark text:name="Removing-and-Renaming-Remotes"/>Removing and Renaming Remotes</text:h>
      <text:p text:style-name="P12"/>
      <text:p text:style-name="Text_20_body"><text:span text:style-name="T3">If you want to remove a reference for some reason — you’ve moved the server or are no longer using a particular mirror, or perhaps a contributor isn’t contributing anymore — you can use </text:span><text:span text:style-name="Source_20_Text"><text:span text:style-name="T35">git remote rm</text:span></text:span><text:span text:style-name="T3">:</text:span></text:p>
      <text:p text:style-name="P23"/>
      <text:list xml:id="list30334096" text:style-name="L7">
        <text:list-item>
          <text:list>
            <text:list-item>
              <text:p text:style-name="P66"><text:span text:style-name="Source_20_Text"><text:span text:style-name="T31">$ git remote rm paul</text:span></text:span></text:p>
            </text:list-item>
            <text:list-item>
              <text:p text:style-name="P66"><text:span text:style-name="Source_20_Text"><text:span text:style-name="T31">$ git remote</text:span></text:span></text:p>
            </text:list-item>
            <text:list-item>
              <text:p text:style-name="P66"><text:span text:style-name="Source_20_Text"><text:span text:style-name="T35">origin</text:span></text:span></text:p>
            </text:list-item>
          </text:list>
        </text:list-item>
      </text:list>
      <text:p text:style-name="P13"/>
      <text:h text:style-name="Heading_20_1" text:outline-level="1"/>
      <text:h text:style-name="Heading_20_1" text:outline-level="1">Git branching</text:h>
      <text:p text:style-name="P3"/>
      <text:list xml:id="list30329713" text:style-name="L8">
        <text:list-item>
          <text:p text:style-name="P44">$ git branch iss53 </text:p>
        </text:list-item>
        <text:list-item>
          <text:p text:style-name="P40"><text:span text:style-name="T30">$ git checkout iss53</text:span> </text:p>
        </text:list-item>
        <text:list-item>
          <text:p text:style-name="P40">(<text:span text:style-name="T30">$ git checkout -b iss53</text:span>)</text:p>
        </text:list-item>
        <text:list-item>
          <text:p text:style-name="P40"/>
        </text:list-item>
      </text:list>
      <text:p text:style-name="P6"><text:soft-page-break/><draw:frame draw:style-name="fr2" draw:name="graphics5" text:anchor-type="as-char" svg:width="2.3854in" svg:height="1.9374in" draw:z-index="4"><draw:image xlink:href="http://git-scm.com/figures/18333fig0311-tn.png" xlink:type="simple" xlink:show="embed" xlink:actuate="onLoad"/></draw:frame> </text:p>
      <text:p text:style-name="P6"/>
      <text:h text:style-name="P60" text:outline-level="3">Why branching? </text:h>
      <text:p text:style-name="P3"/>
      <text:p text:style-name="P4">Old way</text:p>
      <text:p text:style-name="P4"/>
      <text:list xml:id="list30313046" text:style-name="L9">
        <text:list-item>
          <text:list>
            <text:list-item>
              <text:p text:style-name="P41">If you switch between tasks, on commit you have to choose files specific for that task. And to leave some changes uncommitted. (from another task)</text:p>
            </text:list-item>
          </text:list>
        </text:list-item>
      </text:list>
      <text:p text:style-name="P4">Git way</text:p>
      <text:p text:style-name="P4"/>
      <text:list xml:id="list30318910" text:style-name="L10">
        <text:list-item>
          <text:list>
            <text:list-item>
              <text:p text:style-name="P42">For new task create new branch.</text:p>
            </text:list-item>
          </text:list>
        </text:list-item>
      </text:list>
      <text:p text:style-name="P4"/>
      <text:p text:style-name="P8"/>
      <text:h text:style-name="Heading_20_1" text:outline-level="1"><text:bookmark text:name="Basic-Merging"/><text:span text:style-name="T19">Basic</text:span><text:span text:style-name="T10"> </text:span><text:span text:style-name="T19">Merging</text:span></text:h>
      <text:p text:style-name="P53"/>
      <text:h text:style-name="P60" text:outline-level="3">Fast forward </text:h>
      <text:p text:style-name="P68">$ git checkout master $ git merge hotfix </text:p>
      <text:p text:style-name="Text_20_body_20_indent"><text:span text:style-name="T30">Updating f42c576..3a0874c </text:span><text:span text:style-name="T36">Fast forward README</text:span><text:span text:style-name="T30"> | 1 - 1 files changed, 0 insertions(+), 1 deletions(-)</text:span><text:span text:style-name="T19"> </text:span></text:p>
      <text:p text:style-name="P51"/>
      <text:p text:style-name="P51"><text:tab/></text:p>
      <text:p text:style-name="P6"><text:span text:style-name="T49"><text:s/></text:span><draw:frame draw:style-name="fr1" draw:name="graphics6" text:anchor-type="as-char" svg:width="2.828in" svg:height="1.9299in" draw:z-index="6"><draw:image xlink:href="http://git-scm.com/figures/18333fig0313-tn.png" xlink:type="simple" xlink:show="embed" xlink:actuate="onLoad"/></draw:frame> <text:s text:c="2"/><draw:frame draw:style-name="fr1" draw:name="graphics9" text:anchor-type="as-char" svg:width="3.1736in" svg:height="1.9189in" draw:z-index="7"><draw:image xlink:href="http://git-scm.com/figures/18333fig0315-tn.png" xlink:type="simple" xlink:show="embed" xlink:actuate="onLoad"/></draw:frame> </text:p>
      <text:p text:style-name="P6"/>
      <text:p text:style-name="P6"/>
      <text:h text:style-name="P60" text:outline-level="3"><text:soft-page-break/>Recursive merging </text:h>
      <text:p text:style-name="Text_20_body"/>
      <text:p text:style-name="P20">$ git checkout master </text:p>
      <text:p text:style-name="P20">$ git merge iss53 </text:p>
      <text:p text:style-name="P20">Merge made by recursive. </text:p>
      <text:p text:style-name="P19"><text:span text:style-name="T30">README | 1 + 1 files changed, 1 insertions(+), 0 deletions(-)</text:span> </text:p>
      <text:p text:style-name="P19"/>
      <text:p text:style-name="P19"/>
      <text:p text:style-name="P35"><draw:frame draw:style-name="fr2" draw:name="graphics7" text:anchor-type="as-char" svg:width="2.648in" svg:height="2.302in" draw:z-index="8"><draw:image xlink:href="http://git-scm.com/figures/18333fig0316-tn.png" xlink:type="simple" xlink:show="embed" xlink:actuate="onLoad"/></draw:frame> <text:s text:c="5"/><draw:frame draw:style-name="fr1" draw:name="graphics8" text:anchor-type="as-char" svg:width="2.9327in" svg:height="1.6945in" draw:z-index="9"><draw:image xlink:href="http://git-scm.com/figures/18333fig0317-tn.png" xlink:type="simple" xlink:show="embed" xlink:actuate="onLoad"/></draw:frame> </text:p>
      <text:p text:style-name="P19"/>
      <text:h text:style-name="P60" text:outline-level="3">Delete branch</text:h>
      <text:p text:style-name="code"><text:tab/>$ git branch -d &lt;branch name&gt;</text:p>
      <text:p text:style-name="P20"/>
      <text:h text:style-name="P60" text:outline-level="3"/>
      <text:h text:style-name="P60" text:outline-level="3">Listing of your current branches </text:h>
      <text:p text:style-name="code"><text:tab/>$ git branch</text:p>
      <text:p text:style-name="Text_20_body"><text:tab/><text:tab/>for last commit on branches</text:p>
      <text:p text:style-name="code"><text:tab/>$ git branch -v</text:p>
      <text:p text:style-name="Text_20_body"><text:tab/><text:tab/>to see which branches are already merged into the branch you're on</text:p>
      <text:p text:style-name="code"><text:tab/>$ git branch –merged</text:p>
      <text:p text:style-name="code"><text:tab/><text:tab/><text:span text:style-name="T30">iss53 <text:line-break/><text:tab/><text:tab/>* master</text:span> </text:p>
      <text:p text:style-name="Text_20_body"><text:tab/>[Example] Branches on this list without * in front of them are generally fine be deleted. You're already incorporate them work into another branch, so you're not going to lose anything.</text:p>
      <text:p text:style-name="Text_20_body">You can't delete branches that contains work that isn't merge yet.</text:p>
      <text:p text:style-name="code"><text:soft-page-break/><text:tab/>$ git branch –no-merged</text:p>
      <text:p text:style-name="code"/>
      <text:p text:style-name="code"/>
      <text:h text:style-name="P60" text:outline-level="3">Remote branches</text:h>
      <text:p text:style-name="Text_20_body"><text:s text:c="2"/>[example] <text:span text:style-name="T12">To synchronize your work, you run a </text:span><text:span text:style-name="Source_20_Text"><text:span text:style-name="T31">git fetch origin</text:span></text:span><text:span text:style-name="T5"> </text:span><text:span text:style-name="T12">command.</text:span><text:span text:style-name="T44"> </text:span></text:p>
      <text:p text:style-name="Text_20_body"/>
      <text:h text:style-name="Heading_20_1" text:outline-level="1">Pushing</text:h>
      <text:p text:style-name="P21"><text:span text:style-name="T1"><text:tab/></text:span><text:span text:style-name="T12">Your local branches aren’t automatically synchronized to the remotes you write to — you have to explicitly push the branches you want to share. That way, you can use private branches for work you don’t want to share, and push up only the topic branches you want to collaborate on.</text:span><text:span text:style-name="T44"> </text:span></text:p>
      <text:p text:style-name="P21"/>
      <text:p text:style-name="P21"/>
      <text:h text:style-name="Heading_20_1" text:outline-level="1"><text:bookmark text:name="Tracking-Branches"/>Tracking Branches</text:h>
      <text:p text:style-name="P17"><text:span text:style-name="T1">Checking out a local branch from a remote branch automatically creates what is called a </text:span><text:span text:style-name="Emphasis"><text:span text:style-name="T4">tracking branch</text:span></text:span><text:span text:style-name="T1">. Tracking branches are local branches that have a direct relationship to a remote branch. If you’re on a tracking branch and type </text:span><text:span text:style-name="Source_20_Text"><text:span text:style-name="T31">git push</text:span></text:span><text:span text:style-name="T1">, Git automatically knows which server and branch to push to. Also, running </text:span><text:span text:style-name="Source_20_Text"><text:span text:style-name="T31">git pull</text:span></text:span><text:span text:style-name="T1"> while on one of these branches fetches all the remote references and then automatically merges in the corresponding remote branch.</text:span></text:p>
      <text:p text:style-name="P17"><text:span text:style-name="T1">When you clone a repository, it generally automatically creates a </text:span><text:span text:style-name="Source_20_Text"><text:span text:style-name="T31">master</text:span></text:span><text:span text:style-name="T1"> branch that tracks</text:span><text:span text:style-name="Source_20_Text"><text:span text:style-name="T31">origin/master</text:span></text:span><text:span text:style-name="T1">. That’s why </text:span><text:span text:style-name="Source_20_Text"><text:span text:style-name="T31">git push</text:span></text:span><text:span text:style-name="T1"> and </text:span><text:span text:style-name="Source_20_Text"><text:span text:style-name="T31">git pull</text:span></text:span><text:span text:style-name="T1"> work out of the box with no other arguments. However, you can set up other tracking branches if you wish — ones that don’t track branches on </text:span><text:span text:style-name="Source_20_Text"><text:span text:style-name="T31">origin</text:span></text:span><text:span text:style-name="T1">and don’t track the </text:span><text:span text:style-name="Source_20_Text"><text:span text:style-name="T31">master</text:span></text:span><text:span text:style-name="T1"> branch. The simple case is the example you just saw, running </text:span><text:span text:style-name="Source_20_Text"><text:span text:style-name="T31">git checkout -b [branch] [remotename]/[branch]</text:span></text:span><text:span text:style-name="T1">. If you have Git version 1.6.2 or later, you can also use the </text:span><text:span text:style-name="Source_20_Text"><text:span text:style-name="T31">--track</text:span></text:span><text:span text:style-name="T1"> shorthand:</text:span></text:p>
      <text:p text:style-name="P18"><text:span text:style-name="Source_20_Text"><text:span text:style-name="T31">$ git checkout --track origin/serverfix</text:span></text:span></text:p>
      <text:p text:style-name="P24"><text:span text:style-name="Source_20_Text"><text:span text:style-name="T31">Branch serverfix set up to track remote branch refs/remotes/origin/serverfix.</text:span></text:span></text:p>
      <text:p text:style-name="P24"><text:span text:style-name="Source_20_Text"><text:span text:style-name="T31">Switched to a new branch "serverfix"</text:span></text:span></text:p>
      <text:p text:style-name="P13">To set up a local branch with a different name than the remote branch, you can easily use the first version with a different local branch name:</text:p>
      <text:p text:style-name="P18"><text:span text:style-name="Source_20_Text"><text:span text:style-name="T31">$ git checkout -b sf origin/serverfix</text:span></text:span></text:p>
      <text:p text:style-name="P24"><text:span text:style-name="Source_20_Text"><text:span text:style-name="T31">Branch sf set up to track remote branch refs/remotes/origin/serverfix.</text:span></text:span></text:p>
      <text:p text:style-name="P24"><text:span text:style-name="Source_20_Text"><text:span text:style-name="T31">Switched to a new branch "sf"</text:span></text:span></text:p>
      <text:p text:style-name="P13">Now, your local branch sf will automatically push to and pull from origin/serverfix.</text:p>
      <text:p text:style-name="P21"/>
      <text:p text:style-name="P21"><text:span text:style-name="T23"/></text:p>
      <text:h text:style-name="P61" text:outline-level="3"><text:soft-page-break/><text:a xlink:type="simple" xlink:href="http://git-scm.com/book/en/Distributed-Git-Distributed-Workflows#Centralized-Workflow"><text:span text:style-name="T23"/></text:a></text:h>
      <text:h text:style-name="Heading_20_1" text:outline-level="1"><text:bookmark text:name="Centralized-Workflow"/><text:a xlink:type="simple" xlink:href="http://git-scm.com/book/en/Distributed-Git-Distributed-Workflows#Centralized-Workflow"><text:span text:style-name="T23">Centralized Workflow</text:span></text:a></text:h>
      <text:p text:style-name="P13"><text:tab/><text:span text:style-name="T44">In centralized systems, there is generally a single collaboration model—the centralized work flow. One central hub, or repository, can accept code, and everyone synchronizes their work to it. A number of developers are nodes — consumers of that hub — and synchronize to that one place.</text:span></text:p>
      <text:p text:style-name="P13"/>
      <text:p text:style-name="P16"><draw:frame draw:style-name="fr2" draw:name="graphics10" text:anchor-type="as-char" svg:width="5.2083in" svg:height="2.6043in" draw:z-index="5"><draw:image xlink:href="http://git-scm.com/figures/18333fig0501-tn.png" xlink:type="simple" xlink:show="embed" xlink:actuate="onLoad"/></draw:frame></text:p>
      <text:p text:style-name="P33"/>
      <text:p text:style-name="P30"><text:tab/>If you have a small team or are already comfortable with a centralized work flow in your company or team, you can easily continue using that work flow with Git. Simply set up a single repository, and give everyone on your team push access; Git won’t let users overwrite each other. If one developer clones, makes changes, and then tries to push their changes while another developer has pushed in the meantime, the server will reject that developer’s changes. They will be told that they’re trying to push non-fast-forward changes and that they won’t be able to do so until they fetch and merge. This work flow is attractive to a lot of people because it’s a paradigm that many are familiar and comfortable with.</text:p>
      <text:p text:style-name="P31"><text:span text:style-name="T39">[Example - coding] </text:span></text:p>
      <text:p text:style-name="P31"><text:span text:style-name="T23"/></text:p>
      <text:h text:style-name="Heading_20_1" text:outline-level="1"><text:span text:style-name="T23"/></text:h>
      <text:p text:style-name="Text_20_body"><text:span text:style-name="T23"/></text:p>
      <text:h text:style-name="Heading_20_1" text:outline-level="1"><text:soft-page-break/><text:span text:style-name="T23"/></text:h>
      <text:h text:style-name="Heading_20_1" text:outline-level="1"><text:bookmark text:name="Integration-Manager-Workflow"/><text:span text:style-name="T23">Integration-Manager Workflow (Maybe good architecture for Gips team)<text:line-break/>...need further testing</text:span></text:h>
      <text:p text:style-name="P37"><text:span text:style-name="T38"/></text:p>
      <text:p text:style-name="P37"><text:span text:style-name="T38"><draw:frame draw:style-name="fr2" draw:name="graphics12" text:anchor-type="as-char" svg:width="5.2083in" svg:height="2.1043in" draw:z-index="11"><draw:image xlink:href="http://git-scm.com/figures/18333fig0502-tn.png" xlink:type="simple" xlink:show="embed" xlink:actuate="onLoad"/></draw:frame></text:span><text:span text:style-name="T38"> </text:span></text:p>
      <text:p text:style-name="P34">The project maintainer pushes to their public repository.</text:p>
      <text:list xml:id="list34713556" text:style-name="L11">
        <text:list-item>
          <text:p text:style-name="P38">A contributor clones that repository and makes changes.</text:p>
        </text:list-item>
        <text:list-item>
          <text:p text:style-name="P38">The contributor pushes to their own public copy.</text:p>
        </text:list-item>
        <text:list-item>
          <text:p text:style-name="P38">The contributor sends the maintainer an e-mail asking them to pull changes.</text:p>
        </text:list-item>
        <text:list-item>
          <text:p text:style-name="P38">The maintainer adds the contributor’s repo as a remote and merges locally.</text:p>
        </text:list-item>
        <text:list-item>
          <text:p text:style-name="P38">The maintainer pushes merged changes to the main repository.</text:p>
        </text:list-item>
      </text:list>
      <text:h text:style-name="Heading_20_1" text:outline-level="1"><text:span text:style-name="T22">Example for</text:span> <text:a xlink:type="simple" xlink:href="http://git-scm.com/book/en/Distributed-Git-Distributed-Workflows#Centralized-Workflow"><text:span text:style-name="T23">Centralized Workflow</text:span></text:a></text:h>
      <text:p text:style-name="Text_20_body"><text:span text:style-name="T23"/></text:p>
      <text:p text:style-name="Text_20_body"><text:span text:style-name="T23"><draw:frame draw:style-name="fr1" draw:name="graphics13" text:anchor-type="as-char" svg:width="2.5209in" svg:height="3.1646in" draw:z-index="12"><draw:image xlink:href="http://git-scm.com/figures/18333fig0511-tn.png" xlink:type="simple" xlink:show="embed" xlink:actuate="onLoad"/></draw:frame></text:span><text:span text:style-name="T23"> <text:s/>W</text:span><text:span text:style-name="T26">ork flow for small team with few developers, and centralized <text:s text:c="2"/>repository.</text:span></text:p>
      <text:p text:style-name="Text_20_body"><text:soft-page-break/><text:span text:style-name="T26"/></text:p>
      <text:p text:style-name="Text_20_body"><text:span text:style-name="T26"/></text:p>
      <text:list xml:id="list35233592" text:style-name="L12">
        <text:list-item>
          <text:p text:style-name="P25"><text:span text:style-name="T26">Both <text:s/>contributors clone project to local repo, and make some commit.<text:line-break/> </text:span><text:span text:style-name="T40">$ git clone &lt;&gt;</text:span></text:p>
        </text:list-item>
        <text:list-item>
          <text:p text:style-name="P26"><text:span text:style-name="T41">One of them do push<text:line-break/></text:span><text:span text:style-name="T40">$ git push origin master</text:span></text:p>
        </text:list-item>
        <text:list-item>
          <text:p text:style-name="P25"><text:span text:style-name="T26">Then other contributor try to push his commit<text:line-break/></text:span><text:span text:style-name="T33">! [rejected] master -&gt; master (non-fast forward)</text:span><text:span text:style-name="T41"> </text:span></text:p>
        </text:list-item>
        <text:list-item>
          <text:p text:style-name="P25"><text:span text:style-name="T2">This is especially important to understand if you’re used to Subversion, because you’ll notice that the two developers didn’t edit the same file. Although Subversion automatically does such a merge on the server if different files are edited, in Git you must merge the commits locally. John has to fetch Jessica’s changes and merge them in before he will be allowed to push:</text:span><text:span text:style-name="T26"> <text:line-break/><text:line-break/>first user has to fetch:<text:line-break/></text:span><text:span text:style-name="T33">$ git fetch origin</text:span><text:span text:style-name="T41"> </text:span></text:p>
        </text:list-item>
        <text:list-item>
          <text:p text:style-name="P25"><text:span text:style-name="T41">Then to merge changes from origin/master branch into local master branch<text:line-break/>(branch is only a pointer, every commit is <text:s/>determinate with pointer (base pointer is hashsum))<text:line-break/></text:span><text:span text:style-name="T33">$ git merge origin/master</text:span><text:span text:style-name="T41"> </text:span></text:p>
        </text:list-item>
        <text:list-item>
          <text:p text:style-name="P25"><text:span text:style-name="T41">Then he is clean and can do a push<text:line-break/></text:span><text:span text:style-name="T33">$ git push origin master</text:span><text:span text:style-name="T41"> </text:span></text:p>
        </text:list-item>
        <text:list-item>
          <text:p text:style-name="P25"><text:span text:style-name="T41">Possible situation is that contributor already <text:s/>work on some task. Then after fetch origin, you could know what has to merge into work with command: <text:line-break/></text:span><text:span text:style-name="T33">$ git log --no-merges origin/master ^issue54 </text:span></text:p>
        </text:list-item>
        <text:list-item>
          <text:p text:style-name="P25"><text:span text:style-name="T26">Check out master branch, merge issue and origin/master branch into it then do a push.</text:span></text:p>
          <text:p text:style-name="P25"><text:span text:style-name="T26"><draw:frame draw:style-name="fr2" draw:name="graphics14" text:anchor-type="as-char" svg:width="5.2083in" svg:height="1.9791in" draw:z-index="13"><draw:image xlink:href="http://git-scm.com/figures/18333fig0510-tn.png" xlink:type="simple" xlink:show="embed" xlink:actuate="onLoad"/></draw:frame></text:span><text:span text:style-name="T26"> </text:span></text:p>
          <text:p text:style-name="P25"><text:span text:style-name="T26">History will looks like something like that.</text:span></text:p>
        </text:list-item>
      </text:list>
      <text:h text:style-name="Heading_20_1" text:outline-level="1"><text:span text:style-name="T41"/></text:h>
      <text:h text:style-name="P67" text:outline-level="1"><text:span text:style-name="T42">Conclus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monospace"/>
    <style:font-face style:name="Georgia" svg:font-family="Georgia, 'Times New Roman', serif"/>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n" style:family="paragraph" style:parent-style-name="Standard" style:class="text">
      <style:paragraph-properties fo:text-align="start" style:justify-single-word="false"/>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 style:class="text">
      <style:paragraph-properties fo:margin-left="0in" fo:margin-right="0in" style:line-height-at-least="0.1874in" fo:orphans="2" fo:widows="2" fo:text-indent="0in" style:auto-text-indent="false"/>
      <style:text-properties fo:font-variant="normal" fo:text-transform="none" fo:color="#f14e32" style:font-name="Courier" fo:font-size="10.5pt" fo:letter-spacing="normal" fo:font-style="normal"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nad N</meta:initial-creator>
    <meta:creation-date>2012-12-03T09:26:42.27</meta:creation-date>
    <dc:date>2012-12-05T15:39:21.61</dc:date>
    <dc:creator>Nenad N</dc:creator>
    <meta:editing-duration>PT18H21M20S</meta:editing-duration>
    <meta:editing-cycles>18</meta:editing-cycles>
    <meta:generator>OpenOffice.org/3.3$Win32 OpenOffice.org_project/330m20$Build-9567</meta:generator>
    <meta:document-statistic meta:table-count="0" meta:image-count="14" meta:object-count="0" meta:page-count="12" meta:paragraph-count="162" meta:word-count="1872" meta:character-count="10977"/>
  </office:meta>
</office:document-meta>
</file>